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text>e</mtext>
        <mrow>
          <mtext>i</mtext>
          <mrow>
            <mo stretchy="false">(</mo>
            <mrow>
              <mi mathvariant="italic">kz</mi>
              <mrow>
                <mi/>
                <mo stretchy="false">±</mo>
                <mi/>
              </mrow>
              <mo stretchy="false">ω</mo>
              <mi>t</mi>
            </mrow>
            <mo stretchy="false">)</mo>
          </mrow>
        </mrow>
      </msup>
      <mrow>
        <mi/>
        <mo stretchy="false">=</mo>
        <mi/>
      </mrow>
      <msup>
        <mtext>e</mtext>
        <mrow>
          <mtext>i</mtext>
          <mrow>
            <mo stretchy="false">(</mo>
            <mrow>
              <msub>
                <mi>k</mi>
                <mstyle mathsize="70%">
                  <mrow>
                    <mrow>
                      <mn>0</mn>
                    </mrow>
                  </mrow>
                </mstyle>
              </msub>
              <mi>z</mi>
              <mrow>
                <mi/>
                <mo stretchy="false">±</mo>
                <mi/>
              </mrow>
              <msub>
                <mo stretchy="false">ω</mo>
                <mstyle mathsize="70%">
                  <mrow>
                    <mrow>
                      <mn>0</mn>
                    </mrow>
                  </mrow>
                </mstyle>
              </msub>
              <mi>t</mi>
            </mrow>
            <mo stretchy="false">)</mo>
          </mrow>
        </mrow>
      </msup>
      <msup>
        <mtext>e</mtext>
        <mrow>
          <mtext>i</mtext>
          <mi>q</mi>
          <mrow>
            <mo stretchy="false">(</mo>
            <mrow>
              <mi>z</mi>
              <mrow>
                <mi/>
                <mo stretchy="false">±</mo>
                <mi/>
              </mrow>
              <msub>
                <mi>v</mi>
                <mstyle mathsize="70%">
                  <mrow>
                    <mrow>
                      <mtext>g</mtext>
                    </mrow>
                  </mrow>
                </mstyle>
              </msub>
              <mi>t</mi>
            </mrow>
            <mo stretchy="false">)</mo>
          </mrow>
        </mrow>
      </msup>
      <mrow>
        <mi/>
        <mo stretchy="false">+</mo>
        <mi/>
      </mrow>
      <mo stretchy="false">…</mo>
      <mi/>
      <mrow>
        <mo stretchy="false">(</mo>
        <mrow>
          <mi>q</mi>
          <mrow>
            <mi/>
            <mo stretchy="false">=</mo>
            <mi/>
          </mrow>
          <mi>k</mi>
          <mrow>
            <mi/>
            <mo stretchy="false">−</mo>
            <mi/>
          </mrow>
          <msub>
            <mi>k</mi>
            <mn>0</mn>
          </msub>
        </mrow>
        <mo stretchy="false">)</mo>
      </mrow>
    </mrow>
    <annotation encoding="StarMath 5.0">"e"^{"i"(kz `+-` %iomega t)} `=` "e"^{"i"(k_size*0.7{0} z `+-` %iomega_size*0.7{0} t)} "e"^{"i"q(z `+-` v_size*0.7{"g"} t)} `+` dotslow ~~~ (q `=` k `-` k_0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7:20:12.555000000</meta:creation-date>
    <meta:generator>LibreOffice/4.1.4.2$Windows_x86 LibreOffice_project/0a0440ccc0227ad9829de5f46be37cfb6edcf72</meta:generator>
  </office:meta>
</office:document-meta>
</file>